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2B5AA46B8D8090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28cm" fo:min-width="6.8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1.434cm" fo:min-width="14.994cm"/>
    </style:style>
    <style:style style:name="gr3" style:family="graphic" style:parent-style-name="standard">
      <style:graphic-properties draw:fill="hatch" draw:fill-hatch-name="Black_20_45_20_Degrees_20_Wide" draw:textarea-horizontal-align="justify" draw:textarea-vertical-align="middle" draw:auto-grow-height="false" fo:min-height="18.546cm" fo:min-width="3.056cm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1.782cm" fo:min-width="14.99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hatch-name="Black_20_45_20_Degrees_20_Wide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66cm" svg:height="1.778cm" svg:x="5.842cm" svg:y="4.064cm">
          <text:p text:style-name="P1">New G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778cm" svg:x="5.842cm" svg:y="4.064cm">
          <text:p text:style-name="P1">New G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778cm" svg:x="13.97cm" svg:y="4.064cm">
          <text:p text:style-name="P1">New 2 Player G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494cm" svg:height="11.684cm" svg:x="5.842cm" svg:y="6.858cm">
          <text:p text:style-name="P1">Game Boar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8.796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8.796cm" svg:x="22.606cm" svg:y="1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494cm" svg:height="2.032cm" svg:x="5.842cm" svg:y="1.524cm">
          <text:p text:style-name="P1">Tic Tac To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fill-image draw:name="Empty" xlink:href="Pictures/1000000000000008000000082B5AA46B8D8090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7:56:59.634557059</meta:creation-date>
    <dc:date>2016-01-27T18:03:12.282442879</dc:date>
    <meta:editing-duration>PT6M12S</meta:editing-duration>
    <meta:editing-cycles>2</meta:editing-cycles>
    <meta:generator>LibreOffice/5.0.2.2$Linux_X86_64 LibreOffice_project/00m0$Build-2</meta:generator>
    <meta:document-statistic meta:object-count="30"/>
  </office:meta>
</office:document-meta>
</file>